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72e9" officeooo:paragraph-rsid="002072e9"/>
    </style:style>
    <style:style style:name="P2" style:family="paragraph" style:parent-style-name="Standard">
      <style:text-properties fo:font-style="italic" officeooo:rsid="002072e9" officeooo:paragraph-rsid="002072e9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 2.2</text:p>
      <text:p text:style-name="P2"/>
      <text:p text:style-name="P1">1. -(12 degrees – 24 degrees) / 960km =1.25x10<text:span text:style-name="T1">-3</text:span><text:span text:style-name="T2"> C/km</text:span></text:p>
      <text:p text:style-name="P1">2. 960 / 20 = 48 hours (2 days)</text:p>
      <text:p text:style-name="P1">3. 18<text:span text:style-name="T1">o</text:span><text:span text:style-name="T2">C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5T20:34:32.277105222</meta:creation-date>
    <meta:generator>LibreOffice/7.4.5.1$Linux_X86_64 LibreOffice_project/40$Build-1</meta:generator>
    <dc:date>2023-03-11T14:20:51.593864010</dc:date>
    <meta:editing-duration>PT59M39S</meta:editing-duration>
    <meta:editing-cycles>1</meta:editing-cycles>
    <meta:document-statistic meta:table-count="0" meta:image-count="0" meta:object-count="0" meta:page-count="1" meta:paragraph-count="4" meta:word-count="22" meta:character-count="97" meta:non-whitespace-character-count="78"/>
  </office:meta>
</office:document-meta>
</file>